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0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NDUAVI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UNAIQUE BARCO, JOAQUIN ROBERT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UNAIQUE BARCO, JOAQUIN ROBERT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JAVIER HUMBERTO ALAMA CARMEN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9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9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2497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14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0T00:13:2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